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11.04mm"/>
    </style:style>
    <style:style style:name="co3" style:family="table-column">
      <style:table-column-properties fo:break-before="auto" style:column-width="55.62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46.71mm"/>
    </style:style>
    <style:style style:name="co6" style:family="table-column">
      <style:table-column-properties fo:break-before="auto" style:column-width="23.21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29.85mm"/>
    </style:style>
    <style:style style:name="co9" style:family="table-column">
      <style:table-column-properties fo:break-before="auto" style:column-width="48.65mm"/>
    </style:style>
    <style:style style:name="co10" style:family="table-column">
      <style:table-column-properties fo:break-before="auto" style:column-width="34.5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66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nona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F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Farnell price@ min order</text:p>
          </table:table-cell>
          <table:table-cell table:style-name="ce1" office:value-type="string" calcext:value-type="string">
            <text:p>Farnell price @1000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 / 400V</text:p>
          </table:table-cell>
          <table:table-cell office:value-type="string" calcext:value-type="string">
            <text:p>Capacitors_ThroughHole:CP_Radial_D6.3mm_P2.50mm</text:p>
          </table:table-cell>
          <table:table-cell office:value-type="float" office:value="860021373003" calcext:value-type="float">
            <text:p>86002137300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710-860021373003</text:p>
          </table:table-cell>
          <table:table-cell office:value-type="float" office:value="2465861" calcext:value-type="float">
            <text:p>2465861</text:p>
          </table:table-cell>
          <table:table-cell office:value-type="float" office:value="0.22" calcext:value-type="float">
            <text:p>0.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 / 16V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/>MC0603B104K250CT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59037" calcext:value-type="float">
            <text:p>1759037</text:p>
          </table:table-cell>
          <table:table-cell office:value-type="float" office:value="0.0062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apacitors_ThroughHole:C_Rect_L10.0mm_W4.0mm_P7.50mm_MKS4</text:p>
          </table:table-cell>
          <table:table-cell office:value-type="string" calcext:value-type="string">
            <text:p><text:s/>DEJE3E2222ZA3B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81-DEJE3E2222ZA3B</text:p>
          </table:table-cell>
          <table:table-cell office:value-type="float" office:value="1141794" calcext:value-type="float">
            <text:p>1141794</text:p>
          </table:table-cell>
          <table:table-cell office:value-type="float" office:value="0.547" calcext:value-type="float">
            <text:p>0.5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Capacitors_ThroughHole:CP_Radial_D10.0mm_P5.00mm</text:p>
          </table:table-cell>
          <table:table-cell office:value-type="string" calcext:value-type="string">
            <text:p><text:s/>REA102M1ABK-1012P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140-REA102M1ABK1012P</text:p>
          </table:table-cell>
          <table:table-cell office:value-type="float" office:value="1834109" calcext:value-type="float">
            <text:p>1834109</text:p>
          </table:table-cell>
          <table:table-cell office:value-type="float" office:value="0.285" calcext:value-type="float">
            <text:p>0.2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GRM31CF50J107ZE01L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81-GRM31CD80J107ME9K</text:p>
          </table:table-cell>
          <table:table-cell office:value-type="float" office:value="2362115" calcext:value-type="float">
            <text:p>2362115</text:p>
          </table:table-cell>
          <table:table-cell office:value-type="float" office:value="0.394" calcext:value-type="float">
            <text:p>0.3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S</text:p>
          </table:table-cell>
          <table:table-cell office:value-type="string" calcext:value-type="string">
            <text:p>EgertKiCad_lib:SOIC-4</text:p>
          </table:table-cell>
          <table:table-cell office:value-type="string" calcext:value-type="string">
            <text:p><text:s/>MB6S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512-MB6S</text:p>
          </table:table-cell>
          <table:table-cell office:value-type="float" office:value="1861519" calcext:value-type="float">
            <text:p>1861519</text:p>
          </table:table-cell>
          <table:table-cell office:value-type="float" office:value="0.199" calcext:value-type="float">
            <text:p>0.1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<text:s/>1N4148W-7-F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621-1N4148W-F</text:p>
          </table:table-cell>
          <table:table-cell office:value-type="float" office:value="1776392" calcext:value-type="float">
            <text:p>1776392</text:p>
          </table:table-cell>
          <table:table-cell office:value-type="float" office:value="0.232" calcext:value-type="float">
            <text:p>0.2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s_SMD:D_SOD-323F</text:p>
          </table:table-cell>
          <table:table-cell office:value-type="string" calcext:value-type="string">
            <text:p><text:s/>MM3Z2V4B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/>
            <text:p>512-MM3Z2V4B</text:p>
          </table:table-cell>
          <table:table-cell office:value-type="float" office:value="2069506" calcext:value-type="float">
            <text:p>2069506</text:p>
          </table:table-cell>
          <table:table-cell office:value-type="float" office:value="0.138" calcext:value-type="float">
            <text:p>0.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Varistors:RV_Disc_D7_W5.5_P5</text:p>
          </table:table-cell>
          <table:table-cell office:value-type="string" calcext:value-type="string">
            <text:p><text:s/>PTCCL05H630HBE</text:p>
          </table:table-cell>
          <table:table-cell office:value-type="string" calcext:value-type="string">
            <text:p><text:s/>0,57</text:p>
          </table:table-cell>
          <table:table-cell office:value-type="string" calcext:value-type="string">
            <text:p>594-2381-660-56393</text:p>
          </table:table-cell>
          <table:table-cell office:value-type="float" office:value="2747618" calcext:value-type="float">
            <text:p>2747618</text:p>
          </table:table-cell>
          <table:table-cell office:value-type="float" office:value="0.715" calcext:value-type="float">
            <text:p>0.7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_Blocks:TerminalBlock_Pheonix_MKDS1.5-2pol</text:p>
          </table:table-cell>
          <table:table-cell office:value-type="string" calcext:value-type="string">
            <text:p><text:s/>282837-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06352" calcext:value-type="float">
            <text:p>2506352</text:p>
          </table:table-cell>
          <table:table-cell office:value-type="float" office:value="0.412" calcext:value-type="float">
            <text:p>0.4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<text:s/>CKP2012N3R3M-T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/>
            <text:p>963-CKP2012N3R3M-T</text:p>
          </table:table-cell>
          <table:table-cell office:value-type="float" office:value="2345131" calcext:value-type="float">
            <text:p>2345131</text:p>
          </table:table-cell>
          <table:table-cell office:value-type="float" office:value="0.251" calcext:value-type="float">
            <text:p>0.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 / 2W / Wirewound Resistors</text:p>
          </table:table-cell>
          <table:table-cell office:value-type="string" calcext:value-type="string">
            <text:p>Resistors_ThroughHole:R_Axial_DIN0516_L15.5mm_D5.0mm_P5.08mm_Vertical</text:p>
          </table:table-cell>
          <table:table-cell office:value-type="string" calcext:value-type="string">
            <text:p><text:s/>KNP2WSJR-73-10R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603-KNP2WSJR-73-10R</text:p>
          </table:table-cell>
          <table:table-cell office:value-type="float" office:value="2299885" calcext:value-type="float">
            <text:p>2299885</text:p>
          </table:table-cell>
          <table:table-cell office:value-type="float" office:value="0.607" calcext:value-type="float">
            <text:p>0.6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<text:s/>MCWR06X1000FTL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47227" calcext:value-type="float">
            <text:p>2447227</text:p>
          </table:table-cell>
          <table:table-cell office:value-type="float" office:value="0.0022" calcext:value-type="float">
            <text:p>0.0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<text:s/>275VAC</text:p>
          </table:table-cell>
          <table:table-cell office:value-type="string" calcext:value-type="string">
            <text:p>B72207S0271K101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871-B72207S271K101</text:p>
          </table:table-cell>
          <table:table-cell office:value-type="float" office:value="1004361" calcext:value-type="float">
            <text:p>1004361</text:p>
          </table:table-cell>
          <table:table-cell office:value-type="float" office:value="0.42" calcext:value-type="float">
            <text:p>0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BckTransformer</text:p>
          </table:table-cell>
          <table:table-cell office:value-type="string" calcext:value-type="string">
            <text:p>EgertKiCad_lib:Flybck_Transformer_M74001</text:p>
          </table:table-cell>
          <table:table-cell office:value-type="string" calcext:value-type="string">
            <text:p><text:s/>Myrra 74001</text:p>
          </table:table-cell>
          <table:table-cell/>
          <table:table-cell office:value-type="string" calcext:value-type="string">
            <text:p>https://octopart.com/74001-myrra-12177534</text:p>
          </table:table-cell>
          <table:table-cell office:value-type="float" office:value="1777982" calcext:value-type="float">
            <text:p>1777982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K363D</text:p>
          </table:table-cell>
          <table:table-cell office:value-type="string" calcext:value-type="string">
            <text:p>Power_Integrations:SO-8C</text:p>
          </table:table-cell>
          <table:table-cell office:value-type="string" calcext:value-type="string">
            <text:p><text:s/>LNK362DG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75339" calcext:value-type="float">
            <text:p>2475339</text:p>
          </table:table-cell>
          <table:table-cell office:value-type="float" office:value="1.24" calcext:value-type="float">
            <text:p>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817</text:p>
          </table:table-cell>
          <table:table-cell office:value-type="string" calcext:value-type="string">
            <text:p>Housings_SOIC:SO-4_4.4x3.6mm_Pitch2.54mm</text:p>
          </table:table-cell>
          <table:table-cell office:value-type="string" calcext:value-type="string">
            <text:p><text:s/>HCPL-817-30DE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44561" calcext:value-type="float">
            <text:p>1244561</text:p>
          </table:table-cell>
          <table:table-cell office:value-type="float" office:value="0.449" calcext:value-type="float">
            <text:p>0.449</text:p>
          </table:table-cell>
          <table:table-cell table:number-columns-repeated="1015"/>
        </table:table-row>
        <table:table-row table:style-name="ro1">
          <table:table-cell table:style-name="Default" table:number-columns-repeated="8"/>
          <table:table-cell table:style-name="Default" table:formula="of:=SUM([.I2:.I18])" office:value-type="float" office:value="9.6574" calcext:value-type="float">
            <text:p>9.6574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21:50:18.244000000</dc:date>
    <meta:editing-duration>PT14M53S</meta:editing-duration>
    <meta:editing-cycles>2</meta:editing-cycles>
    <meta:generator>LibreOffice/5.0.2.2$Windows_x86 LibreOffice_project/37b43f919e4de5eeaca9b9755ed688758a8251fe</meta:generator>
    <meta:document-statistic meta:table-count="1" meta:cell-count="163" meta:object-count="0"/>
  </office:meta>
</office:document-meta>
</file>